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8A000000D603D9BBC0D6B440E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Noto Sans Devanagari" svg:font-family="'Noto Sans Devanagari'" style:font-family-generic="roman"/>
    <style:font-face style:name="Noto Sans SC Regular" svg:font-family="'Noto Sans SC Regular'" style:font-family-generic="roman"/>
    <style:font-face style:name="OpenSymbol" svg:font-family="OpenSymbol" style:font-family-generic="system"/>
    <style:font-face style:name="Overpass" svg:font-family="Overpass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Table1" style:family="table">
      <style:table-properties style:width="7.1083in" fo:margin-left="0.0069in" table:align="left"/>
    </style:style>
    <style:style style:name="Table1.A" style:family="table-column">
      <style:table-column-properties style:column-width="1.0222in"/>
    </style:style>
    <style:style style:name="Table1.B" style:family="table-column">
      <style:table-column-properties style:column-width="2.3611in"/>
    </style:style>
    <style:style style:name="Table1.C" style:family="table-column">
      <style:table-column-properties style:column-width="1.1917in"/>
    </style:style>
    <style:style style:name="Table1.D" style:family="table-column">
      <style:table-column-properties style:column-width="2.5333in"/>
    </style:style>
    <style:style style:name="Table1.A1" style:family="table-cell">
      <style:table-cell-properties style:vertical-align="middle" fo:background-color="#cc0000" fo:padding-left="0.075in" fo:padding-right="0.075in" fo:padding-top="0in" fo:padding-bottom="0in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B1" style:family="table-cell">
      <style:table-cell-properties style:vertical-align="middle" fo:background-color="#ffffff" fo:padding-left="0.075in" fo:padding-right="0.075in" fo:padding-top="0in" fo:padding-bottom="0in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D1" style:family="table-cell">
      <style:table-cell-properties style:vertical-align="middle" fo:background-color="#ffffff" fo:padding-left="0.075in" fo:padding-right="0.075in" fo:padding-top="0in" fo:padding-bottom="0in" fo:border="0.5pt solid #b2b2b2" style:writing-mode="lr-tb">
        <style:background-image/>
      </style:table-cell-properties>
    </style:style>
    <style:style style:name="Table1.B2" style:family="table-cell">
      <style:table-cell-properties style:vertical-align="middle" fo:background-color="#e6e6e6" fo:padding-left="0.075in" fo:padding-right="0.075in" fo:padding-top="0in" fo:padding-bottom="0in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D2" style:family="table-cell">
      <style:table-cell-properties style:vertical-align="middle" fo:background-color="#e6e6e6" fo:padding-left="0.075in" fo:padding-right="0.075in" fo:padding-top="0in" fo:padding-bottom="0in" fo:border="0.5pt solid #b2b2b2" style:writing-mode="lr-tb">
        <style:background-image/>
      </style:table-cell-properties>
    </style:style>
    <style:style style:name="Table1.3" style:family="table-row">
      <style:table-row-properties style:min-row-height="0.2778in" style:use-optimal-row-height="false"/>
    </style:style>
    <style:style style:name="COMPETENCES" style:family="table">
      <style:table-properties style:width="7.1042in" fo:margin-left="0.0069in" table:align="left"/>
    </style:style>
    <style:style style:name="COMPETENCES.A" style:family="table-column">
      <style:table-column-properties style:column-width="1.3125in"/>
    </style:style>
    <style:style style:name="COMPETENCES.B" style:family="table-column">
      <style:table-column-properties style:column-width="5.7917in"/>
    </style:style>
    <style:style style:name="COMPETENCES.A1" style:family="table-cell">
      <style:table-cell-properties fo:background-color="#cc0000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COMPETENCES.B1" style:family="table-cell">
      <style:table-cell-properties fo:background-color="#cc0000" fo:padding-left="0.075in" fo:padding-right="0.075in" fo:padding-top="0in" fo:padding-bottom="0in" fo:border="0.5pt solid #cccccc" style:writing-mode="lr-tb">
        <style:background-image/>
      </style:table-cell-properties>
    </style:style>
    <style:style style:name="COMPETENCES.A2" style:family="table-cell">
      <style:table-cell-properties fo:background-color="#cccccc" fo:padding-left="0.075in" fo:padding-right="0.075in" fo:padding-top="0in" fo:padding-bottom="0in" fo:border-left="0.5pt solid #ffffff" fo:border-right="none" fo:border-top="0.5pt solid #cccccc" fo:border-bottom="0.5pt solid #ffffff" style:writing-mode="lr-tb">
        <style:background-image/>
      </style:table-cell-properties>
    </style:style>
    <style:style style:name="COMPETENCES.B2" style:family="table-cell">
      <style:table-cell-properties fo:background-color="#ffffff" fo:padding-left="0.075in" fo:padding-right="0.075in" fo:padding-top="0in" fo:padding-bottom="0in" fo:border="0.5pt solid #cccccc" style:writing-mode="lr-tb">
        <style:background-image/>
      </style:table-cell-properties>
    </style:style>
    <style:style style:name="COMPETENCES.B3" style:family="table-cell">
      <style:table-cell-properties fo:background-color="#e6e6e6" fo:padding-left="0.075in" fo:padding-right="0.075in" fo:padding-top="0in" fo:padding-bottom="0in" fo:border="0.5pt solid #cccccc" style:writing-mode="lr-tb">
        <style:background-image/>
      </style:table-cell-properties>
    </style:style>
    <style:style style:name="COMPETENCES.4" style:family="table-row">
      <style:table-row-properties style:min-row-height="0.2778in" style:use-optimal-row-height="false"/>
    </style:style>
    <style:style style:name="ACTIVITIES" style:family="table">
      <style:table-properties style:width="7.0938in" fo:margin-left="0.0069in" table:align="left"/>
    </style:style>
    <style:style style:name="ACTIVITIES.A" style:family="table-column">
      <style:table-column-properties style:column-width="1.2292in"/>
    </style:style>
    <style:style style:name="ACTIVITIES.B" style:family="table-column">
      <style:table-column-properties style:column-width="0.9681in"/>
    </style:style>
    <style:style style:name="ACTIVITIES.C" style:family="table-column">
      <style:table-column-properties style:column-width="0.7917in"/>
    </style:style>
    <style:style style:name="ACTIVITIES.D" style:family="table-column">
      <style:table-column-properties style:column-width="4.1049in"/>
    </style:style>
    <style:style style:name="ACTIVITIES.A1" style:family="table-cell">
      <style:table-cell-properties fo:background-color="#cc0000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ACTIVITIES.D1" style:family="table-cell">
      <style:table-cell-properties fo:background-color="#cc0000" fo:padding-left="0.075in" fo:padding-right="0.075in" fo:padding-top="0in" fo:padding-bottom="0in" fo:border="0.5pt solid #cccccc" style:writing-mode="lr-tb">
        <style:background-image/>
      </style:table-cell-properties>
    </style:style>
    <style:style style:name="ACTIVITIES.A2" style:family="table-cell">
      <style:table-cell-properties fo:background-color="#ffffff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ACTIVITIES.D2" style:family="table-cell">
      <style:table-cell-properties fo:background-color="#ffffff" fo:padding-left="0.075in" fo:padding-right="0.075in" fo:padding-top="0in" fo:padding-bottom="0in" fo:border="0.5pt solid #cccccc" style:writing-mode="lr-tb">
        <style:background-image/>
      </style:table-cell-properties>
    </style:style>
    <style:style style:name="ACTIVITIES.3" style:family="table-row">
      <style:table-row-properties fo:keep-together="always"/>
    </style:style>
    <style:style style:name="ACTIVITIES.A3" style:family="table-cell">
      <style:table-cell-properties fo:background-color="#dddddd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ACTIVITIES.D3" style:family="table-cell">
      <style:table-cell-properties fo:background-color="#dddddd" fo:padding-left="0.075in" fo:padding-right="0.075in" fo:padding-top="0in" fo:padding-bottom="0in" fo:border="0.5pt solid #cccccc" style:writing-mode="lr-tb">
        <style:background-image/>
      </style:table-cell-properties>
    </style:style>
    <style:style style:name="ADVANCED_5f_TRAININGS" style:display-name="ADVANCED_TRAININGS" style:family="table">
      <style:table-properties style:width="7.0938in" fo:margin-left="0.0069in" table:align="left"/>
    </style:style>
    <style:style style:name="ADVANCED_5f_TRAININGS.A" style:display-name="ADVANCED_TRAININGS.A" style:family="table-column">
      <style:table-column-properties style:column-width="5.6875in"/>
    </style:style>
    <style:style style:name="ADVANCED_5f_TRAININGS.B" style:display-name="ADVANCED_TRAININGS.B" style:family="table-column">
      <style:table-column-properties style:column-width="1.4063in"/>
    </style:style>
    <style:style style:name="ADVANCED_5f_TRAININGS.A1" style:display-name="ADVANCED_TRAININGS.A1" style:family="table-cell">
      <style:table-cell-properties fo:background-color="#cc0000" fo:padding-left="0.075in" fo:padding-right="0.075in" fo:padding-top="0in" fo:padding-bottom="0in" fo:border="0.5pt solid #cccccc" style:writing-mode="lr-tb">
        <style:background-image/>
      </style:table-cell-properties>
    </style:style>
    <style:style style:name="ADVANCED_5f_TRAININGS.A2" style:display-name="ADVANCED_TRAININGS.A2" style:family="table-cell">
      <style:table-cell-properties fo:background-color="#ffffff" fo:padding-left="0.075in" fo:padding-right="0.075in" fo:padding-top="0in" fo:padding-bottom="0in" fo:border="0.5pt solid #cccccc" style:writing-mode="lr-tb">
        <style:background-image/>
      </style:table-cell-properties>
    </style:style>
    <style:style style:name="ADVANCED_5f_TRAININGS.A3" style:display-name="ADVANCED_TRAININGS.A3" style:family="table-cell">
      <style:table-cell-properties fo:background-color="#e6e6e6" fo:padding-left="0.075in" fo:padding-right="0.075in" fo:padding-top="0in" fo:padding-bottom="0in" fo:border="0.5pt solid #cccccc" style:writing-mode="lr-tb">
        <style:background-image/>
      </style:table-cell-properties>
    </style:style>
    <style:style style:name="Table5" style:family="table">
      <style:table-properties style:width="7.1146in" fo:margin-left="0.0069in" table:align="left"/>
    </style:style>
    <style:style style:name="Table5.A" style:family="table-column">
      <style:table-column-properties style:column-width="2.2903in"/>
    </style:style>
    <style:style style:name="Table5.B" style:family="table-column">
      <style:table-column-properties style:column-width="1.5104in"/>
    </style:style>
    <style:style style:name="Table5.C" style:family="table-column">
      <style:table-column-properties style:column-width="1.6771in"/>
    </style:style>
    <style:style style:name="Table5.D" style:family="table-column">
      <style:table-column-properties style:column-width="1.6368in"/>
    </style:style>
    <style:style style:name="Table5.A1" style:family="table-cell">
      <style:table-cell-properties fo:background-color="#cc0000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5.B1" style:family="table-cell">
      <style:table-cell-properties fo:background-color="#cc0000" fo:padding-left="0.075in" fo:padding-right="0.075in" fo:padding-top="0in" fo:padding-bottom="0in" fo:border="0.5pt solid #cccccc" style:writing-mode="lr-tb">
        <style:background-image/>
      </style:table-cell-properties>
    </style:style>
    <style:style style:name="Table5.2" style:family="table-row">
      <style:table-row-properties style:min-row-height="0.2063in"/>
    </style:style>
    <style:style style:name="Table5.A2" style:family="table-cell">
      <style:table-cell-properties fo:background-color="#ffffff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5.B2" style:family="table-cell">
      <style:table-cell-properties fo:background-color="#ffffff" fo:padding-left="0.075in" fo:padding-right="0.075in" fo:padding-top="0in" fo:padding-bottom="0in" fo:border="0.5pt solid #cccccc" style:writing-mode="lr-tb">
        <style:background-image/>
      </style:table-cell-properties>
    </style:style>
    <style:style style:name="P1" style:family="paragraph" style:parent-style-name="normal1">
      <style:paragraph-properties fo:margin-top="1in" fo:margin-bottom="0in" style:contextual-spacing="false" fo:text-align="end" style:justify-single-word="fals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normal1">
      <style:paragraph-properties fo:margin-top="0in" fo:margin-bottom="0.25in" style:contextual-spacing="false"/>
    </style:style>
    <style:style style:name="P3" style:family="paragraph" style:parent-style-name="normal1">
      <style:paragraph-properties fo:margin-top="0in" fo:margin-bottom="0.0201in" style:contextual-spacing="false"/>
    </style:style>
    <style:style style:name="P4" style:family="paragraph" style:parent-style-name="normal1">
      <style:paragraph-properties fo:margin-top="0in" fo:margin-bottom="0.0201in" style:contextual-spacing="false"/>
      <style:text-properties fo:color="#000000" loext:opacity="100%" style:font-name="Overpass" style:font-name-asian="Overpass" style:font-name-complex="Overpass"/>
    </style:style>
    <style:style style:name="P5" style:family="paragraph" style:parent-style-name="normal1">
      <style:text-properties fo:color="#000000" loext:opacity="100%" style:font-name="Overpass" style:font-name-asian="Overpass" style:font-name-complex="Overpass"/>
    </style:style>
    <style:style style:name="P6" style:family="paragraph" style:parent-style-name="normal1">
      <style:paragraph-properties fo:text-align="center" style:justify-single-word="false"/>
      <style:text-properties fo:color="#000000" loext:opacity="100%" style:font-name="Overpass" officeooo:paragraph-rsid="001ad1a4" style:font-name-asian="Overpass" style:font-name-complex="Overpass"/>
    </style:style>
    <style:style style:name="P7" style:family="paragraph" style:parent-style-name="normal1">
      <style:paragraph-properties fo:text-align="center" style:justify-single-word="false"/>
      <style:text-properties fo:color="#000000" loext:opacity="100%" style:font-name="Overpass" officeooo:paragraph-rsid="001f10b3" style:font-name-asian="Overpass" style:font-name-complex="Overpass"/>
    </style:style>
    <style:style style:name="P8" style:family="paragraph" style:parent-style-name="normal1">
      <style:paragraph-properties fo:margin-top="0in" fo:margin-bottom="0.0201in" style:contextual-spacing="false"/>
      <style:text-properties fo:color="#000000" loext:opacity="100%" style:font-name="Overpass" officeooo:rsid="0004d1b7" officeooo:paragraph-rsid="0004d1b7" style:font-name-asian="Overpass" style:font-name-complex="Overpass"/>
    </style:style>
    <style:style style:name="P9" style:family="paragraph" style:parent-style-name="normal1">
      <style:text-properties fo:color="#000000" loext:opacity="100%" style:font-name="Overpass" officeooo:rsid="0010c977" officeooo:paragraph-rsid="0010c977" style:font-name-asian="Overpass" style:font-name-complex="Overpass"/>
    </style:style>
    <style:style style:name="P10" style:family="paragraph" style:parent-style-name="normal1">
      <style:text-properties fo:color="#000000" loext:opacity="100%" style:font-name="Overpass" officeooo:rsid="0010c977" officeooo:paragraph-rsid="001f10b3" style:font-name-asian="Overpass" style:font-name-complex="Overpass"/>
    </style:style>
    <style:style style:name="P11" style:family="paragraph" style:parent-style-name="normal1">
      <style:text-properties fo:color="#000000" loext:opacity="100%" style:font-name="Overpass" officeooo:rsid="0010c977" officeooo:paragraph-rsid="001f3c6e" style:font-name-asian="Overpass" style:font-name-complex="Overpass"/>
    </style:style>
    <style:style style:name="P12" style:family="paragraph" style:parent-style-name="normal1">
      <style:text-properties fo:color="#000000" loext:opacity="100%" style:font-name="Overpass" officeooo:rsid="0010c977" officeooo:paragraph-rsid="00229d51" style:font-name-asian="Overpass" style:font-name-complex="Overpass"/>
    </style:style>
    <style:style style:name="P13" style:family="paragraph" style:parent-style-name="normal1">
      <style:text-properties fo:color="#000000" loext:opacity="100%" style:font-name="Overpass" officeooo:rsid="0010c977" officeooo:paragraph-rsid="00346dae" style:font-name-asian="Overpass" style:font-name-complex="Overpass"/>
    </style:style>
    <style:style style:name="P14" style:family="paragraph" style:parent-style-name="normal1">
      <style:text-properties fo:color="#000000" loext:opacity="100%" style:font-name="Overpass" officeooo:rsid="001f7eb9" officeooo:paragraph-rsid="001f7eb9" style:font-name-asian="Overpass" style:font-name-complex="Overpass"/>
    </style:style>
    <style:style style:name="P15" style:family="paragraph" style:parent-style-name="normal1">
      <style:text-properties fo:color="#000000" loext:opacity="100%" style:font-name="Overpass" officeooo:rsid="002cf70e" officeooo:paragraph-rsid="002cf70e" style:font-name-asian="Overpass" style:font-name-complex="Overpass"/>
    </style:style>
    <style:style style:name="P16" style:family="paragraph" style:parent-style-name="normal1">
      <style:text-properties fo:color="#000000" loext:opacity="100%" style:font-name="Overpass" officeooo:rsid="00358701" officeooo:paragraph-rsid="00358701" style:font-name-asian="Overpass" style:font-name-complex="Overpass"/>
    </style:style>
    <style:style style:name="P17" style:family="paragraph" style:parent-style-name="normal1">
      <style:paragraph-properties fo:margin-top="0in" fo:margin-bottom="0.0201in" style:contextual-spacing="false"/>
      <style:text-properties fo:color="#000000" loext:opacity="100%" style:font-name="Overpass" fo:font-size="18pt" fo:font-weight="bold" style:font-name-asian="Overpass" style:font-size-asian="18pt" style:font-weight-asian="bold" style:font-name-complex="Overpass" style:font-size-complex="18pt"/>
    </style:style>
    <style:style style:name="P18" style:family="paragraph" style:parent-style-name="normal1">
      <style:text-properties fo:color="#000000" loext:opacity="100%" style:font-name="Overpass" fo:background-color="#ffff00" style:font-name-asian="Overpass" style:font-name-complex="Overpass"/>
    </style:style>
    <style:style style:name="P19" style:family="paragraph" style:parent-style-name="normal1">
      <style:paragraph-properties fo:line-height="115%"/>
      <style:text-properties fo:color="#000000" loext:opacity="100%"/>
    </style:style>
    <style:style style:name="P20" style:family="paragraph" style:parent-style-name="normal1">
      <style:text-properties fo:color="#ffffff" loext:opacity="100%" style:font-name="Overpass" fo:font-weight="bold" style:font-name-asian="Overpass" style:font-weight-asian="bold" style:font-name-complex="Overpass"/>
    </style:style>
    <style:style style:name="P21" style:family="paragraph" style:parent-style-name="normal1">
      <style:paragraph-properties fo:margin-top="0in" fo:margin-bottom="0.0201in" style:contextual-spacing="false"/>
      <style:text-properties fo:color="#ffffff" loext:opacity="100%" style:font-name="Overpass" fo:font-weight="bold" style:font-name-asian="Overpass" style:font-weight-asian="bold" style:font-name-complex="Overpass"/>
    </style:style>
    <style:style style:name="P22" style:family="paragraph" style:parent-style-name="normal1">
      <style:paragraph-properties>
        <style:tab-stops>
          <style:tab-stop style:position="3.5in" style:type="center"/>
          <style:tab-stop style:position="7in" style:type="right"/>
        </style:tab-stops>
      </style:paragraph-properties>
      <style:text-properties fo:color="#ffffff" loext:opacity="100%" style:font-name="Overpass" fo:font-weight="bold" style:font-name-asian="Overpass" style:font-weight-asian="bold" style:font-name-complex="Overpass"/>
    </style:style>
    <style:style style:name="P23" style:family="paragraph" style:parent-style-name="normal1">
      <style:paragraph-properties fo:text-align="center" style:justify-single-word="false">
        <style:tab-stops>
          <style:tab-stop style:position="3.5in" style:type="center"/>
          <style:tab-stop style:position="7in" style:type="right"/>
        </style:tab-stops>
      </style:paragraph-properties>
      <style:text-properties fo:color="#ffffff" loext:opacity="100%" style:font-name="Overpass" fo:font-weight="bold" style:font-name-asian="Overpass" style:font-weight-asian="bold" style:font-name-complex="Overpass"/>
    </style:style>
    <style:style style:name="P24" style:family="paragraph" style:parent-style-name="normal1">
      <style:text-properties style:font-name="Overpass" style:font-name-asian="Overpass" style:font-name-complex="Overpass"/>
    </style:style>
    <style:style style:name="P25" style:family="paragraph" style:parent-style-name="normal1">
      <style:text-properties style:font-name="Overpass" officeooo:paragraph-rsid="001f10b3" style:font-name-asian="Overpass" style:font-name-complex="Overpass"/>
    </style:style>
    <style:style style:name="P26" style:family="paragraph" style:parent-style-name="normal1">
      <style:text-properties style:font-name="Overpass" fo:font-weight="bold" style:font-name-asian="Overpass" style:font-weight-asian="bold" style:font-name-complex="Overpass"/>
    </style:style>
    <style:style style:name="P27" style:family="paragraph" style:parent-style-name="normal1">
      <style:paragraph-properties fo:margin-top="0in" fo:margin-bottom="0.0201in" style:contextual-spacing="false"/>
      <style:text-properties style:font-name="Overpass" fo:font-weight="bold" style:font-name-asian="Overpass" style:font-weight-asian="bold" style:font-name-complex="Overpass"/>
    </style:style>
    <style:style style:name="P28" style:family="paragraph" style:parent-style-name="normal1">
      <style:text-properties style:font-name="Overpass" fo:font-weight="bold" officeooo:paragraph-rsid="001f10b3" style:font-name-asian="Overpass" style:font-weight-asian="bold" style:font-name-complex="Overpass"/>
    </style:style>
    <style:style style:name="P29" style:family="paragraph" style:parent-style-name="normal1">
      <style:paragraph-properties fo:margin-top="0in" fo:margin-bottom="0.0201in" style:contextual-spacing="false"/>
      <style:text-properties style:font-name="Overpass" fo:font-size="18pt" fo:font-weight="bold" style:font-name-asian="Overpass" style:font-size-asian="18pt" style:font-weight-asian="bold" style:font-name-complex="Overpass" style:font-size-complex="18pt"/>
    </style:style>
    <style:style style:name="P30" style:family="paragraph" style:parent-style-name="normal1">
      <style:paragraph-properties fo:margin-top="0.1665in" fo:margin-bottom="0.1665in" style:contextual-spacing="false"/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P31" style:family="paragraph" style:parent-style-name="normal1">
      <style:text-properties style:font-name="Overpass" fo:background-color="#ffff00" style:font-name-asian="Overpass" style:font-name-complex="Overpass"/>
    </style:style>
    <style:style style:name="P32" style:family="paragraph" style:parent-style-name="normal1">
      <style:paragraph-properties fo:margin-top="0in" fo:margin-bottom="0.0201in" style:contextual-spacing="false"/>
      <style:text-properties style:font-name="Overpass" fo:background-color="#ffff00" style:font-name-asian="Overpass" style:font-name-complex="Overpass"/>
    </style:style>
    <style:style style:name="P33" style:family="paragraph" style:parent-style-name="normal1">
      <style:paragraph-properties fo:text-align="center" style:justify-single-word="false"/>
    </style:style>
    <style:style style:name="P34" style:family="paragraph" style:parent-style-name="normal1">
      <style:paragraph-properties fo:text-align="center" style:justify-single-word="false"/>
      <style:text-properties officeooo:paragraph-rsid="001ad1a4"/>
    </style:style>
    <style:style style:name="P35" style:family="paragraph" style:parent-style-name="normal1">
      <style:paragraph-properties fo:margin-top="0in" fo:margin-bottom="0.0201in" style:contextual-spacing="false"/>
      <style:text-properties officeooo:paragraph-rsid="0004d1b7"/>
    </style:style>
    <style:style style:name="P36" style:family="paragraph" style:parent-style-name="normal1">
      <style:paragraph-properties fo:margin-top="0in" fo:margin-bottom="0.0201in" style:contextual-spacing="false"/>
      <style:text-properties officeooo:paragraph-rsid="00089798"/>
    </style:style>
    <style:style style:name="P37" style:family="paragraph" style:parent-style-name="normal1">
      <style:text-properties officeooo:paragraph-rsid="0008fa2a"/>
    </style:style>
    <style:style style:name="P38" style:family="paragraph" style:parent-style-name="normal1">
      <style:text-properties officeooo:paragraph-rsid="0016fabd"/>
    </style:style>
    <style:style style:name="P39" style:family="paragraph" style:parent-style-name="normal1">
      <style:paragraph-properties fo:margin-top="0in" fo:margin-bottom="0.0201in" style:contextual-spacing="false"/>
      <style:text-properties officeooo:paragraph-rsid="0026bb7f"/>
    </style:style>
    <style:style style:name="P40" style:family="paragraph" style:parent-style-name="normal1">
      <style:paragraph-properties fo:margin-top="0in" fo:margin-bottom="0.0201in" style:contextual-spacing="false"/>
      <style:text-properties officeooo:paragraph-rsid="0027533c"/>
    </style:style>
    <style:style style:name="P41" style:family="paragraph" style:parent-style-name="normal1">
      <style:paragraph-properties fo:margin-top="0in" fo:margin-bottom="0.0201in" style:contextual-spacing="false"/>
      <style:text-properties officeooo:paragraph-rsid="00294d5e"/>
    </style:style>
    <style:style style:name="P42" style:family="paragraph" style:parent-style-name="normal1" style:master-page-name="MP0">
      <style:paragraph-properties fo:margin-top="0in" fo:margin-bottom="0.0201in" style:contextual-spacing="false" style:page-number="1" fo:break-before="page"/>
    </style:style>
    <style:style style:name="P43" style:family="paragraph" style:parent-style-name="normal1" style:list-style-name="L1">
      <style:paragraph-properties fo:margin-top="0.1665in" fo:margin-bottom="0in" style:contextual-spacing="false"/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P44" style:family="paragraph" style:parent-style-name="normal1" style:list-style-name="L1"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P45" style:family="paragraph" style:parent-style-name="normal1" style:list-style-name="L1">
      <style:paragraph-properties fo:margin-top="0in" fo:margin-bottom="0.1665in" style:contextual-spacing="false"/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P46" style:family="paragraph" style:parent-style-name="normal1">
      <style:text-properties style:font-name="Overpass" style:font-name-asian="Overpass" style:font-name-complex="Overpass"/>
    </style:style>
    <style:style style:name="P47" style:family="paragraph" style:parent-style-name="normal1">
      <style:text-properties style:font-name="Overpass" officeooo:paragraph-rsid="001f10b3" style:font-name-asian="Overpass" style:font-name-complex="Overpass"/>
    </style:style>
    <style:style style:name="P48" style:family="paragraph" style:parent-style-name="normal1">
      <style:text-properties style:font-name="Overpass" fo:font-weight="normal" officeooo:rsid="0036fd48" officeooo:paragraph-rsid="0036fd48" style:font-name-asian="Overpass" style:font-weight-asian="normal" style:font-name-complex="Overpass" style:font-weight-complex="normal"/>
    </style:style>
    <style:style style:name="P49" style:family="paragraph" style:parent-style-name="normal1">
      <style:paragraph-properties style:writing-mode="lr-tb"/>
      <style:text-properties style:font-name="Overpass" fo:font-weight="normal" officeooo:rsid="0036fe9d" officeooo:paragraph-rsid="0036fe9d" style:font-name-asian="Overpass" style:font-weight-asian="normal" style:font-name-complex="Overpass" style:font-weight-complex="normal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8pt" style:font-size-asian="8pt" style:font-size-complex="8pt"/>
    </style:style>
    <style:style style:name="T4" style:family="text">
      <style:text-properties fo:color="#000000" loext:opacity="100%" fo:font-size="8pt" fo:background-color="#ffff00" loext:char-shading-value="0" style:font-size-asian="8pt" style:font-size-complex="8pt"/>
    </style:style>
    <style:style style:name="T5" style:family="text">
      <style:text-properties fo:color="#000000" loext:opacity="100%" fo:font-size="8pt" officeooo:rsid="00089798" fo:background-color="#ffff00" loext:char-shading-value="0" style:font-size-asian="8pt" style:font-size-complex="8pt"/>
    </style:style>
    <style:style style:name="T6" style:family="text">
      <style:text-properties fo:color="#000000" loext:opacity="100%" style:font-name="Liberation Sans" fo:font-size="8pt" style:font-name-asian="Liberation Sans" style:font-size-asian="8pt" style:font-name-complex="Liberation Sans" style:font-size-complex="8pt"/>
    </style:style>
    <style:style style:name="T7" style:family="text">
      <style:text-properties fo:color="#000000" loext:opacity="100%" style:font-name="Overpass" fo:font-size="16pt" fo:font-weight="bold" fo:background-color="#ffff00" loext:char-shading-value="0" style:font-name-asian="Overpass" style:font-size-asian="16pt" style:font-weight-asian="bold" style:font-name-complex="Overpass" style:font-size-complex="16pt"/>
    </style:style>
    <style:style style:name="T8" style:family="text">
      <style:text-properties fo:color="#000000" loext:opacity="100%" style:font-name="Overpass" fo:font-size="16pt" fo:background-color="#ffff00" loext:char-shading-value="0" style:font-name-asian="Overpass" style:font-size-asian="16pt" style:font-name-complex="Overpass" style:font-size-complex="16pt"/>
    </style:style>
    <style:style style:name="T9" style:family="text">
      <style:text-properties fo:color="#000000" loext:opacity="100%" style:font-name="Overpass" officeooo:rsid="0004d1b7" style:font-name-asian="Overpass" style:font-name-complex="Overpass"/>
    </style:style>
    <style:style style:name="T10" style:family="text">
      <style:text-properties fo:color="#000000" loext:opacity="100%" style:font-name="Overpass" fo:background-color="#ffff00" loext:char-shading-value="0" style:font-name-asian="Overpass" style:font-name-complex="Overpass"/>
    </style:style>
    <style:style style:name="T11" style:family="text">
      <style:text-properties style:font-name="Overpass" fo:font-size="20pt" fo:font-weight="bold" officeooo:rsid="0004d1b7" style:font-name-asian="Overpass" style:font-size-asian="20pt" style:font-weight-asian="bold" style:font-name-complex="Overpass" style:font-size-complex="20pt"/>
    </style:style>
    <style:style style:name="T12" style:family="text">
      <style:text-properties style:font-name="Overpass" fo:font-size="16pt" fo:font-weight="bold" fo:background-color="#ffff00" loext:char-shading-value="0" style:font-name-asian="Overpass" style:font-size-asian="16pt" style:font-weight-asian="bold" style:font-name-complex="Overpass" style:font-size-complex="16pt"/>
    </style:style>
    <style:style style:name="T13" style:family="text">
      <style:text-properties style:font-name="Overpass" style:font-name-asian="Overpass" style:font-name-complex="Overpass"/>
    </style:style>
    <style:style style:name="T14" style:family="text">
      <style:text-properties style:font-name="Overpass" officeooo:rsid="0004d1b7" style:font-name-asian="Overpass" style:font-name-complex="Overpass"/>
    </style:style>
    <style:style style:name="T15" style:family="text">
      <style:text-properties style:font-name="Overpass" officeooo:rsid="0008fa2a" style:font-name-asian="Overpass" style:font-name-complex="Overpass"/>
    </style:style>
    <style:style style:name="T16" style:family="text">
      <style:text-properties style:font-name="Overpass" officeooo:rsid="001ad1a4" style:font-name-asian="Overpass" style:font-name-complex="Overpass"/>
    </style:style>
    <style:style style:name="T17" style:family="text">
      <style:text-properties style:font-name="Overpass" officeooo:rsid="0027533c" style:font-name-asian="Overpass" style:font-name-complex="Overpass"/>
    </style:style>
    <style:style style:name="T18" style:family="text">
      <style:text-properties style:font-name="Overpass" officeooo:rsid="00294d5e" style:font-name-asian="Overpass" style:font-name-complex="Overpass"/>
    </style:style>
    <style:style style:name="T19" style:family="text">
      <style:text-properties style:font-name="Overpass" fo:font-size="18pt" fo:font-weight="bold" style:font-name-asian="Overpass" style:font-size-asian="18pt" style:font-weight-asian="bold" style:font-name-complex="Overpass" style:font-size-complex="18pt"/>
    </style:style>
    <style:style style:name="T20" style:family="text"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T21" style:family="text">
      <style:text-properties style:font-name="Overpass" fo:font-style="normal" officeooo:rsid="0008fa2a" style:font-name-asian="Overpass" style:font-style-asian="normal" style:font-name-complex="Overpass" style:font-style-complex="normal"/>
    </style:style>
    <style:style style:name="T22" style:family="text">
      <style:text-properties style:font-name="Overpass" fo:background-color="#ffff00" loext:char-shading-value="0" style:font-name-asian="Overpass" style:font-name-complex="Overpass"/>
    </style:style>
    <style:style style:name="T23" style:family="text">
      <style:text-properties style:font-name="Overpass" officeooo:rsid="0008fa2a" fo:background-color="#ffff00" loext:char-shading-value="0" style:font-name-asian="Overpass" style:font-name-complex="Overpass"/>
    </style:style>
    <style:style style:name="T24" style:family="text">
      <style:text-properties officeooo:rsid="001ad1a4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32fb45"/>
    </style:style>
    <style:style style:name="T27" style:family="text">
      <style:text-properties officeooo:rsid="003316f1"/>
    </style:style>
    <style:style style:name="T28" style:family="text">
      <style:text-properties officeooo:rsid="00346dae"/>
    </style:style>
    <style:style style:name="T29" style:family="text">
      <style:text-properties officeooo:rsid="0036b87e"/>
    </style:style>
    <style:style style:name="T30" style:family="text">
      <style:text-properties fo:font-weight="bold" style:font-weight-asian="bold"/>
    </style:style>
    <style:style style:name="T31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2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2LVL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2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2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2LVL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2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2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2LVL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Default_20_Paragraph_20_Font"><text:span text:style-name="T11">[INITIALS]</text:span></text:span></text:p>
      <text:p text:style-name="P4"/>
      <text:p text:style-name="P3"><text:span text:style-name="Default_20_Paragraph_20_Font"><text:span text:style-name="T12">&lt;Level&gt; e.g. Senior / Principal</text:span></text:span><text:span text:style-name="Default_20_Paragraph_20_Font"><text:span text:style-name="T8"> </text:span></text:span><text:span text:style-name="Default_20_Paragraph_20_Font"><text:span text:style-name="T7">Consultant/Architect, Red Hat Consulting</text:span></text:span><text:span text:style-name="Default_20_Paragraph_20_Font"><text:span text:style-name="T2"> <text:s text:c="92"/></text:span></text:span></text:p>
      <text:p text:style-name="P4"/>
      <text:section text:style-name="Sect1" text:name="Sect1">
        <text:p text:style-name="P17">1. General Information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20">Name</text:p>
            </table:table-cell>
            <table:table-cell table:style-name="Table1.B1" office:value-type="string">
              <text:p text:style-name="P35"><text:span text:style-name="Default_20_Paragraph_20_Font"><text:span text:style-name="T9">[INITIALS]</text:span></text:span></text:p>
            </table:table-cell>
            <table:table-cell table:style-name="Table1.A1" office:value-type="string">
              <text:p text:style-name="P20">Nationality</text:p>
            </table:table-cell>
            <table:table-cell table:style-name="Table1.D1" office:value-type="string">
              <text:p text:style-name="P36"><text:span text:style-name="Default_20_Paragraph_20_Font"><text:span text:style-name="T9">[NATIONALITIES]</text:span></text:span></text:p>
            </table:table-cell>
          </table:table-row>
          <table:table-row>
            <table:table-cell table:style-name="Table1.A1" office:value-type="string">
              <text:p text:style-name="P20">Job Title</text:p>
            </table:table-cell>
            <table:table-cell table:style-name="Table1.B2" office:value-type="string">
              <text:p text:style-name="P8">[TITLE_FUNCTION]</text:p>
            </table:table-cell>
            <table:table-cell table:style-name="Table1.A1" office:value-type="string">
              <text:p text:style-name="P20">Location</text:p>
            </table:table-cell>
            <table:table-cell table:style-name="Table1.D2" office:value-type="string">
              <text:p text:style-name="P39"><text:span text:style-name="Default_20_Paragraph_20_Font"><text:span text:style-name="T23">&lt;Country of residence&gt;</text:span></text:span></text:p>
            </table:table-cell>
          </table:table-row>
          <table:table-row table:style-name="Table1.3">
            <table:table-cell table:style-name="Table1.A1" office:value-type="string">
              <text:p text:style-name="P20">Languages</text:p>
            </table:table-cell>
            <table:table-cell table:style-name="Table1.B1" office:value-type="string">
              <text:p text:style-name="P35"><text:span text:style-name="Default_20_Paragraph_20_Font"><text:span text:style-name="T14">[LANGUAGES]</text:span></text:span></text:p>
            </table:table-cell>
            <table:table-cell table:style-name="Table1.A1" office:value-type="string">
              <text:p text:style-name="P20">Education</text:p>
            </table:table-cell>
            <table:table-cell table:style-name="Table1.D1" office:value-type="string">
              <text:p text:style-name="P35"><text:span text:style-name="Default_20_Paragraph_20_Font"><text:span text:style-name="T14">[TITLE]</text:span></text:span></text:p>
            </table:table-cell>
          </table:table-row>
        </table:table>
        <text:p text:style-name="P5"/>
        <text:p text:style-name="P5"/>
        <text:p text:style-name="P17">2. Key Skills</text:p>
        <table:table table:name="COMPETENCES" table:style-name="COMPETENCES">
          <table:table-column table:style-name="COMPETENCES.A"/>
          <table:table-column table:style-name="COMPETENCES.B"/>
          <table:table-row>
            <table:table-cell table:style-name="COMPETENCES.A1" office:value-type="string">
              <text:p text:style-name="P21"/>
            </table:table-cell>
            <table:table-cell table:style-name="COMPETENCES.B1" office:value-type="string">
              <text:p text:style-name="P22">Information</text:p>
            </table:table-cell>
          </table:table-row>
          <table:table-row>
            <table:table-cell table:style-name="COMPETENCES.A2" office:value-type="string">
              <text:p text:style-name="P5">Overview </text:p>
            </table:table-cell>
            <table:table-cell table:style-name="COMPETENCES.B2" office:value-type="string">
              <text:p text:style-name="P18">&lt;Brief profile description&gt;</text:p>
              <text:p text:style-name="P31">e.g.:</text:p>
              <text:p text:style-name="P31">Cloud Native Consultant with a technical, and business background. She/he has worked in various roles related to platform engineering, DevOps, and technology management in enterprises, SMEs, and startups. </text:p>
              <text:p text:style-name="P31">She/he is passionate about cloud technologies and infrastructure, especially security, and SRE-related topics such as observability or automation.</text:p>
              <text:p text:style-name="P24"/>
            </table:table-cell>
          </table:table-row>
          <table:table-row>
            <table:table-cell table:style-name="COMPETENCES.A2" office:value-type="string">
              <text:p text:style-name="P5">Frameworks and Technologies</text:p>
              <text:p text:style-name="P24"/>
            </table:table-cell>
            <table:table-cell table:style-name="COMPETENCES.B3" office:value-type="string">
              <text:p text:style-name="P41"><text:span text:style-name="Default_20_Paragraph_20_Font"><text:span text:style-name="T18">Experience with:</text:span></text:span></text:p>
              <text:p text:style-name="P40"><text:span text:style-name="Default_20_Paragraph_20_Font"><text:span text:style-name="T17">[COMPETENCE]</text:span></text:span></text:p>
            </table:table-cell>
          </table:table-row>
          <table:table-row table:style-name="COMPETENCES.4">
            <table:table-cell table:style-name="COMPETENCES.A2" office:value-type="string">
              <text:p text:style-name="normal1"><text:span text:style-name="Default_20_Paragraph_20_Font"><text:span text:style-name="T13">Red Hat Products</text:span></text:span></text:p>
            </table:table-cell>
            <table:table-cell table:style-name="COMPETENCES.B2" office:value-type="string">
              <text:p text:style-name="P3"><text:span text:style-name="Default_20_Paragraph_20_Font"><text:span text:style-name="T22">&lt;</text:span></text:span><text:span text:style-name="Default_20_Paragraph_20_Font"><text:span text:style-name="T10">A list of Red Hat technologies/products plus versions</text:span></text:span><text:span text:style-name="Default_20_Paragraph_20_Font"><text:span text:style-name="T22">, c</text:span></text:span><text:span text:style-name="Default_20_Paragraph_20_Font"><text:span text:style-name="T10">omma separated with skills base skill level 3 or higher&gt;</text:span></text:span></text:p>
              <text:p text:style-name="P32">e.g.: OpenShift Container Platform 4, RH Enterprise Linux 9, Ansible Automation Platform 2, OpenStack Platform 16, RH AMQ Streams, ………</text:p>
              <text:p text:style-name="P32"/>
            </table:table-cell>
          </table:table-row>
        </table:table>
        <text:p text:style-name="P5"><text:span text:style-name="Default_20_Paragraph_20_Font"/></text:p>
        <text:p text:style-name="P5"/>
        <text:p text:style-name="P17">3. Experience </text:p>
        <table:table table:name="ACTIVITIES" table:style-name="ACTIVITIES">
          <table:table-column table:style-name="ACTIVITIES.A"/>
          <table:table-column table:style-name="ACTIVITIES.B"/>
          <table:table-column table:style-name="ACTIVITIES.C"/>
          <table:table-column table:style-name="ACTIVITIES.D"/>
          <table:table-row>
            <table:table-cell table:style-name="ACTIVITIES.A1" office:value-type="string">
              <text:p text:style-name="P22">Industry/Vertical</text:p>
            </table:table-cell>
            <table:table-cell table:style-name="ACTIVITIES.A1" office:value-type="string">
              <text:p text:style-name="P22">Date</text:p>
            </table:table-cell>
            <table:table-cell table:style-name="ACTIVITIES.A1" office:value-type="string">
              <text:p text:style-name="P23">Location</text:p>
            </table:table-cell>
            <table:table-cell table:style-name="ACTIVITIES.D1" office:value-type="string">
              <text:p text:style-name="P22">Description</text:p>
            </table:table-cell>
          </table:table-row>
          <table:table-row>
            <table:table-cell table:style-name="ACTIVITIES.A2" office:value-type="string">
              <text:p text:style-name="P12"><text:span text:style-name="Default_20_Paragraph_20_Font">&lt;</text:span><text:span text:style-name="Default_20_Paragraph_20_Font"><text:span text:style-name="T28">Industry&gt;</text:span></text:span></text:p>
            </table:table-cell>
            <table:table-cell table:style-name="ACTIVITIES.A2" office:value-type="string">
              <text:p text:style-name="P14">[MONTH_FROM][YEAR_FROM] - [MONTH_TO][YEAR_TO]</text:p>
            </table:table-cell>
            <table:table-cell table:style-name="ACTIVITIES.A2" office:value-type="string">
              <text:p text:style-name="P33"><text:span text:style-name="Default_20_Paragraph_20_Font"><text:span text:style-name="T22">&lt;country</text:span></text:span><text:span text:style-name="Default_20_Paragraph_20_Font"><text:span text:style-name="T10">&gt;</text:span></text:span></text:p>
            </table:table-cell>
            <table:table-cell table:style-name="ACTIVITIES.D2" office:value-type="string">
              <text:p text:style-name="P16">[ACTIVITY]</text:p>
              <text:p text:style-name="P24"/>
              <text:p text:style-name="P26">Technologies</text:p>
              <text:p text:style-name="P9">&lt;<text:span text:style-name="T29">Technology&gt;</text:span></text:p>
              <text:p text:style-name="P24"/>
              <text:p text:style-name="P24"><text:span text:style-name="T30">Description</text:span></text:p>
              <text:p text:style-name="P48">[ACTIVITY_DESCRIPTION]</text:p>
              <text:p text:style-name="P11"/>
            </table:table-cell>
          </table:table-row>
          <text:soft-page-break/>
          <table:table-row table:style-name="ACTIVITIES.3">
            <table:table-cell table:style-name="ACTIVITIES.A3" office:value-type="string">
              <text:p text:style-name="P13"><text:span text:style-name="Default_20_Paragraph_20_Font">&lt;</text:span><text:span text:style-name="Default_20_Paragraph_20_Font"><text:span text:style-name="T28">Industry&gt;</text:span></text:span></text:p>
            </table:table-cell>
            <table:table-cell table:style-name="ACTIVITIES.A3" office:value-type="string">
              <text:p text:style-name="P15"><text:span text:style-name="T27">[MONTH_FROM][YEAR_FROM]</text:span><text:span text:style-name="T26"> - </text:span><text:s/>[MONTH_TO][YEAR_TO]</text:p>
            </table:table-cell>
            <table:table-cell table:style-name="ACTIVITIES.A3" office:value-type="string">
              <text:p text:style-name="P7"><text:span text:style-name="Default_20_Paragraph_20_Font"><text:span text:style-name="T25">&lt;country&gt;</text:span></text:span></text:p>
            </table:table-cell>
            <table:table-cell table:style-name="ACTIVITIES.D3" office:value-type="string">
              <text:p text:style-name="P16">[ACTIVITY]</text:p>
              <text:p text:style-name="P25"/>
              <text:p text:style-name="P28">Technologies</text:p>
              <text:p text:style-name="P10">&lt;<text:span text:style-name="T29">Technology&gt;</text:span></text:p>
              <text:p text:style-name="P25"/>
              <text:p text:style-name="P25"><text:span text:style-name="T30">Description</text:span></text:p>
              <text:p text:style-name="P49">[ACTIVITY_DESCRIPTION]</text:p>
              <text:p text:style-name="P11"/>
            </table:table-cell>
          </table:table-row>
        </table:table>
        <text:p text:style-name="P5"/>
        <text:p text:style-name="P17">4. Training and Certifications</text:p>
        <table:table table:name="ADVANCED_TRAININGS" table:style-name="ADVANCED_5f_TRAININGS">
          <table:table-column table:style-name="ADVANCED_5f_TRAININGS.A"/>
          <table:table-column table:style-name="ADVANCED_5f_TRAININGS.B"/>
          <table:table-row>
            <table:table-cell table:style-name="ADVANCED_5f_TRAININGS.A1" office:value-type="string">
              <text:p text:style-name="P22">Qualification</text:p>
            </table:table-cell>
            <table:table-cell table:style-name="ADVANCED_5f_TRAININGS.A1" office:value-type="string">
              <text:p text:style-name="P23">Date</text:p>
            </table:table-cell>
          </table:table-row>
          <table:table-row>
            <table:table-cell table:style-name="ADVANCED_5f_TRAININGS.A2" office:value-type="string">
              <text:p text:style-name="P37"><text:span text:style-name="Default_20_Paragraph_20_Font"><text:span text:style-name="T15">[ADVANCED_TRAINING]</text:span></text:span></text:p>
            </table:table-cell>
            <table:table-cell table:style-name="ADVANCED_5f_TRAININGS.A2" office:value-type="string">
              <text:p text:style-name="P34"><text:span text:style-name="Default_20_Paragraph_20_Font"><text:span text:style-name="T16">[MONTH_FROM][YEAR_FROM] - [MONTH_TO][YEAR_TO] </text:span></text:span></text:p>
            </table:table-cell>
          </table:table-row>
          <table:table-row>
            <table:table-cell table:style-name="ADVANCED_5f_TRAININGS.A3" office:value-type="string">
              <text:p text:style-name="P38"><text:span text:style-name="Default_20_Paragraph_20_Font"><text:span text:style-name="T21">[ADVANCED_TRAINING]</text:span></text:span></text:p>
            </table:table-cell>
            <table:table-cell table:style-name="ADVANCED_5f_TRAININGS.A3" office:value-type="string">
              <text:p text:style-name="P6"><text:span text:style-name="Default_20_Paragraph_20_Font"><text:span text:style-name="T24">[MONTH_FROM][YEAR_FROM] - [MONTH_TO][YEAR_TO] </text:span></text:span></text:p>
            </table:table-cell>
          </table:table-row>
        </table:table>
        <text:p text:style-name="P5"/>
        <text:p text:style-name="P5"/>
        <text:p text:style-name="P17">5. Further Information</text:p>
        <text:p text:style-name="P4">Information on availability, schedule and rates should be referred to the Services Delivery Manager (contact information below):</text:p>
        <text:p text:style-name="P5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22">Role</text:p>
            </table:table-cell>
            <table:table-cell table:style-name="Table5.B1" office:value-type="string">
              <text:p text:style-name="P22">Name</text:p>
            </table:table-cell>
            <table:table-cell table:style-name="Table5.B1" office:value-type="string">
              <text:p text:style-name="P22">Email</text:p>
            </table:table-cell>
            <table:table-cell table:style-name="Table5.B1" office:value-type="string">
              <text:p text:style-name="P22">Phone</text:p>
            </table:table-cell>
          </table:table-row>
          <table:table-row table:style-name="Table5.2">
            <table:table-cell table:style-name="Table5.A2" office:value-type="string">
              <text:p text:style-name="P37"><text:span text:style-name="Default_20_Paragraph_20_Font"><text:span text:style-name="T15">[TITLE_FUNCTION]</text:span></text:span></text:p>
            </table:table-cell>
            <table:table-cell table:style-name="Table5.B2" office:value-type="string">
              <text:p text:style-name="P37"><text:span text:style-name="Default_20_Paragraph_20_Font"><text:span text:style-name="T15">[NAME]</text:span></text:span></text:p>
            </table:table-cell>
            <table:table-cell table:style-name="Table5.B2" office:value-type="string">
              <text:p text:style-name="P37"><text:span text:style-name="Default_20_Paragraph_20_Font"><text:span text:style-name="T15">[EMAIL]</text:span></text:span></text:p>
            </table:table-cell>
            <table:table-cell table:style-name="Table5.B2" office:value-type="string">
              <text:p text:style-name="normal1"><text:span text:style-name="Default_20_Paragraph_20_Font"><text:span text:style-name="T22">&lt;number&gt;</text:span></text:span></text:p>
            </table:table-cell>
          </table:table-row>
        </table:table>
        <text:p text:style-name="P5"/>
        <text:p text:style-name="P4">Information on security clearances, visas etc. should be directed towards the SDM and are dealt with directly with the customer. </text:p>
        <text:p text:style-name="P4"><text:s/></text:p>
        <text:p text:style-name="P29"/>
        <text:p text:style-name="P29"/>
        <text:p text:style-name="P3"><text:span text:style-name="Default_20_Paragraph_20_Font"><text:span text:style-name="T19">5. </text:span></text:span><text:span text:style-name="Default_20_Paragraph_20_Font"><text:span text:style-name="T20">CV Update Guidelines</text:span></text:span></text:p>
        <text:list xml:id="list1693069119" text:style-name="L1">
          <text:list-item>
            <text:p text:style-name="P43">Make a copy of the template and store it in your Google Drive.</text:p>
          </text:list-item>
          <text:list-item>
            <text:p text:style-name="P44">Anonymize your name by using only your initials.</text:p>
          </text:list-item>
          <text:list-item>
            <text:p text:style-name="P44">Don't use customer names; instead, use industry/vertical labels like Aerospace, Automotive, Health Care, Financial Services, Telco, Public Sector, Commercial, ..... List your experience in descending order, starting with your most recent project. </text:p>
          </text:list-item>
          <text:list-item>
            <text:p text:style-name="P44">List your training and certifications in descending order.</text:p>
          </text:list-item>
          <text:list-item>
            <text:p text:style-name="P44">Add your manager's details in section 5.</text:p>
          </text:list-item>
          <text:list-item>
            <text:p text:style-name="P44">Remove any explanatory notes, examples, and the “5. CV Update Guidelines” section when finished.</text:p>
          </text:list-item>
          <text:list-item>
            <text:p text:style-name="P45">Updates should be done every 6 months, alongside your Skills-Base profile <text:soft-page-break/>update.</text:p>
          </text:list-item>
        </text:list>
        <text:p text:style-name="P30">Final step: Create a PDF file (naming it “initials_Red_Hat_Services_CV.pdf”) and attach it to your Skills-Base profile (“My Summary”, “Attachments”, “+ Add an attachment”).</text:p>
        <text:p text:style-name="P29"/>
        <text:p text:style-name="P27"/>
        <text:p text:style-name="P27"/>
        <text:p text:style-name="P29"/>
      </text:section>
      <text:section text:style-name="Sect1" text:name="Sect2">
        <text:p text:style-name="P19"/>
      </text:section>
      <text:section text:style-name="Sect1" text:name="Sect3">
        <text:p text:style-name="P19"/>
        <text:p text:style-name="P19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Noto Sans Devanagari" svg:font-family="'Noto Sans Devanagari'" style:font-family-generic="roman"/>
    <style:font-face style:name="Noto Sans SC Regular" svg:font-family="'Noto Sans SC Regular'" style:font-family-generic="roman"/>
    <style:font-face style:name="OpenSymbol" svg:font-family="OpenSymbol" style:font-family-generic="system"/>
    <style:font-face style:name="Overpass" svg:font-family="Overpass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draw:stroke="solid" svg:stroke-width="0.0102in" svg:stroke-color="#4a7ebb" svg:stroke-linecap="butt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letter-kerning="false" style:font-name-asian="Verdana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letter-kerning="false" fo:background-color="transparent" style:font-name-asian="Verdana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Body_20_Text" style:class="text">
      <style:paragraph-properties fo:margin-top="0.1665in" fo:margin-bottom="0.0835in" style:contextual-spacing="false" fo:hyphenation-ladder-count="no-limit" fo:keep-with-next="always"/>
      <style:text-properties style:font-name="Carlito" fo:font-family="Carlito" style:font-family-generic="swiss" style:font-pitch="variable" fo:font-size="14pt" style:font-name-asian="Noto Sans SC Regular" style:font-family-asian="'Noto Sans SC Regular'" style:font-family-generic-asian="roman" style:font-size-asian="14pt" style:font-name-complex="Noto Sans Devanagari" style:font-family-complex="'Noto Sans Devanagari'" style:font-family-generic-complex="roman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1" style:next-style-name="normal1" style:default-outline-level="1" style:class="text">
      <style:paragraph-properties fo:margin-top="0.1764in" fo:margin-bottom="0.0882in" style:contextual-spacing="false" fo:keep-together="always" fo:hyphenation-ladder-count="no-limit" fo:keep-with-next="always"/>
      <style:text-properties fo:color="#000000" loext:opacity="100%" style:font-name="Liberation Sans Bold" fo:font-family="'Liberation Sans Bold'" style:font-family-generic="roman" style:font-pitch="variable" fo:font-weight="bold" style:font-name-asian="Liberation Sans Bold" style:font-family-asian="'Liberation Sans Bold'" style:font-family-generic-asian="roman" style:font-pitch-asian="variable" style:font-weight-asian="bold" style:font-name-complex="Liberation Sans Bold" style:font-family-complex="'Liberation Sans Bold'" style:font-family-generic-complex="roman" style:font-pitch-complex="variable" fo:hyphenate="false" loext:hyphenation-no-caps="false"/>
    </style:style>
    <style:style style:name="Heading_20_2" style:display-name="Heading 2" style:family="paragraph" style:parent-style-name="normal1" style:next-style-name="normal1" style:default-outline-level="2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Liberation Sans" fo:font-family="'Liberation Sans'" style:font-family-generic="roman" style:font-pitch="variable" fo:font-size="14pt" fo:font-weight="bold" style:font-name-asian="Liberation Sans" style:font-family-asian="'Liberation Sans'" style:font-family-generic-asian="roman" style:font-pitch-asian="variable" style:font-size-asian="14pt" style:font-weight-asian="bold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Heading_20_3" style:display-name="Heading 3" style:family="paragraph" style:parent-style-name="normal1" style:next-style-name="normal1" style:default-outline-level="3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Liberation Sans" fo:font-family="'Liberation Sans'" style:font-family-generic="roman" style:font-pitch="variable" fo:font-size="14pt" fo:font-weight="bold" style:font-name-asian="Liberation Sans" style:font-family-asian="'Liberation Sans'" style:font-family-generic-asian="roman" style:font-pitch-asian="variable" style:font-size-asian="14pt" style:font-weight-asian="bold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Heading_20_4" style:display-name="Heading 4" style:family="paragraph" style:parent-style-name="normal1" style:next-style-name="normal1" style:default-outline-level="4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Liberation Sans" fo:font-family="'Liberation Sans'" style:font-family-generic="roman" style:font-pitch="variable" fo:font-size="12pt" fo:font-style="italic" fo:font-weight="bold" style:font-name-asian="Liberation Sans" style:font-family-asian="'Liberation Sans'" style:font-family-generic-asian="roman" style:font-pitch-asian="variable" style:font-size-asian="12pt" style:font-style-asian="italic" style:font-weight-asian="bold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Heading_20_5" style:display-name="Heading 5" style:family="paragraph" style:parent-style-name="normal1" style:next-style-name="normal1" style:default-outline-level="5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fo:hyphenate="false" loext:hyphenation-no-caps="false"/>
    </style:style>
    <style:style style:name="Heading_20_6" style:display-name="Heading 6" style:family="paragraph" style:parent-style-name="normal1" style:next-style-name="normal1" style:default-outline-level="6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Normal" style:family="paragraph">
      <style:paragraph-properties fo:orphans="0" fo:widows="0" fo:hyphenation-ladder-count="no-limit"/>
      <style:text-properties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Noto Sans Devanagari" style:font-family-complex="'Noto Sans Devanagari'" style:font-family-generic-complex="roman" fo:hyphenate="false" loext:hyphenation-no-caps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roman" fo:hyphenate="false" loext:hyphenation-no-caps="false"/>
    </style:style>
    <style:style style:name="normal1" style:family="paragraph">
      <style:paragraph-properties fo:orphans="0" fo:widows="0" fo:hyphenation-ladder-count="no-limit"/>
      <style:text-properties fo:hyphenate="false" loext:hyphenation-no-caps="false"/>
    </style:style>
    <style:style style:name="Title" style:family="paragraph" style:parent-style-name="normal1" style:next-style-name="normal1" style:class="chapter">
      <style:paragraph-properties fo:margin-top="0.1665in" fo:margin-bottom="0.0835in" style:contextual-spacing="false" fo:text-align="center" style:justify-single-word="false" fo:keep-together="always" fo:hyphenation-ladder-count="no-limit" fo:keep-with-next="always"/>
      <style:text-properties fo:color="#000000" loext:opacity="100%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fo:hyphenate="false" loext:hyphenation-no-caps="false"/>
    </style:style>
    <style:style style:name="Subtitle" style:family="paragraph" style:parent-style-name="normal1" style:next-style-name="normal1" style:class="chapter">
      <style:paragraph-properties fo:margin-top="0.1665in" fo:margin-bottom="0.0835in" style:contextual-spacing="false" fo:text-align="center" style:justify-single-word="false" fo:keep-together="always" fo:hyphenation-ladder-count="no-limit" fo:keep-with-next="always"/>
      <style:text-properties fo:color="#000000" loext:opacity="100%" style:font-name="Arial" fo:font-family="Arial" style:font-family-generic="swiss" style:font-pitch="variable" fo:font-size="14pt" fo:font-style="italic" style:font-name-asian="Arial" style:font-family-asian="Arial" style:font-family-generic-asian="swiss" style:font-pitch-asian="variable" style:font-size-asian="14pt" style:font-style-asian="italic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Header_20_and_20_Footer" style:display-name="Header and Footer" style:family="paragraph" style:parent-style-name="Normal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text-underline-style="none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text-underline-style="none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1LVL8" style:display-name="WW_CharLFO1LVL8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text-underline-style="none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1">
      <style:paragraph-properties fo:margin-top="1in" fo:margin-bottom="0in" style:contextual-spacing="false" fo:text-align="end" style:justify-single-word="fals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P2" style:family="paragraph" style:parent-style-name="normal1">
      <style:paragraph-properties fo:margin-top="0in" fo:margin-bottom="0.25in" style:contextual-spacing="false"/>
    </style:style>
    <style:style style:name="MT1" style:family="text">
      <style:text-properties style:language-asian="en" style:country-asian="US" style:language-complex="ar" style:country-complex="SA"/>
    </style:style>
    <style:style style:name="MT2" style:family="text">
      <style:text-properties fo:color="#000000" loext:opacity="100%" fo:font-size="8pt" style:font-size-asian="8pt" style:font-size-complex="8pt"/>
    </style:style>
    <style:style style:name="MT3" style:family="text">
      <style:text-properties fo:color="#000000" loext:opacity="100%" fo:font-size="8pt" fo:background-color="#ffff00" loext:char-shading-value="0" style:font-size-asian="8pt" style:font-size-complex="8pt"/>
    </style:style>
    <style:style style:name="MT4" style:family="text">
      <style:text-properties fo:color="#000000" loext:opacity="100%" fo:font-size="8pt" officeooo:rsid="00089798" fo:background-color="#ffff00" loext:char-shading-value="0" style:font-size-asian="8pt" style:font-size-complex="8pt"/>
    </style:style>
    <style:style style:name="MT5" style:family="text">
      <style:text-properties fo:color="#000000" loext:opacity="100%" style:font-name="Liberation Sans" fo:font-size="8pt" style:font-name-asian="Liberation Sans" style:font-size-asian="8pt" style:font-name-complex="Liberation Sans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.5in" fo:margin-left="0.6799in" fo:margin-right="0.7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1.3626in" fo:margin-left="0in" fo:margin-right="0in" fo:margin-bottom="0in" style:dynamic-spacing="true"/>
      </style:header-style>
      <style:footer-style>
        <style:header-footer-properties fo:min-height="0.0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<draw:frame draw:style-name="Mfr1" draw:name="image1.png" text:anchor-type="as-char" svg:y="0in" svg:width="2.0602in" style:rel-width="scale" svg:height="0.4862in" style:rel-height="scale" draw:z-index="2"><draw:image xlink:href="Pictures/100000010000038A000000D603D9BBC0D6B440E5.png" xlink:type="simple" xlink:show="embed" xlink:actuate="onLoad" draw:mime-type="image/png"/></draw:frame></text:span></text:span></text:p>
      </style:header>
      <style:footer>
        <text:p text:style-name="MP2"><text:span text:style-name="Default_20_Paragraph_20_Font"><text:span text:style-name="MT2">CV : </text:span></text:span><text:span text:style-name="Default_20_Paragraph_20_Font"><text:span text:style-name="MT3">&lt;</text:span></text:span><text:span text:style-name="Default_20_Paragraph_20_Font"><text:span text:style-name="MT4">INITIALS&gt;</text:span></text:span><text:span text:style-name="Default_20_Paragraph_20_Font"><text:span text:style-name="MT2"><text:tab/></text:span></text:span><text:span text:style-name="Default_20_Paragraph_20_Font"><text:span text:style-name="MT5"><text:tab/><text:tab/><text:tab/>Page </text:span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word</meta:initial-creator>
    <meta:creation-date>2025-05-01T09:08:00Z</meta:creation-date>
    <dc:date>2025-05-07T13:38:32.010872087</dc:date>
    <meta:editing-cycles>47</meta:editing-cycles>
    <meta:editing-duration>PT6H34M33S</meta:editing-duration>
    <meta:document-statistic meta:table-count="5" meta:image-count="1" meta:object-count="0" meta:page-count="3" meta:paragraph-count="79" meta:word-count="351" meta:character-count="2757" meta:non-whitespace-character-count="2385"/>
    <meta:template xlink:type="simple" xlink:actuate="onRequest" xlink:title="" xlink:href="Normal"/>
  </office:meta>
</office:document-meta>
</file>